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ndroid-subtitle">
      <style:graphic-properties draw:fill-color="#ffffff" fo:min-height="13.86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fo:min-height="3.506cm"/>
    </style:style>
    <style:style style:name="pr6" style:family="presentation" style:parent-style-name="Android-outline1">
      <style:graphic-properties fo:min-height="13.859cm"/>
    </style:style>
    <style:style style:name="pr7" style:family="presentation" style:parent-style-name="Android-notes">
      <style:graphic-properties draw:fill-color="#ffffff" fo:min-height="12.572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r9" style:family="presentation" style:parent-style-name="Android-outline1">
      <style:graphic-properties draw:fill-color="#ffffff" fo:min-height="13.609cm"/>
    </style:style>
    <style:style style:name="pr10" style:family="presentation" style:parent-style-name="Android-title">
      <style:graphic-properties draw:auto-grow-height="true" fo:min-height="3.506cm"/>
    </style:style>
    <style:style style:name="pr11" style:family="presentation" style:parent-style-name="Android-outline1">
      <style:graphic-properties draw:auto-grow-height="true" fo:min-height="13.859cm"/>
    </style:style>
    <style:style style:name="pr12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color="#ffffff" fo:font-family="OpenSymbol" style:font-pitch="variable" style:font-charset="x-symbol" fo:font-size="72pt" style:font-size-asian="72pt" style:font-size-complex="72pt"/>
    </style:style>
    <style:style style:name="P9" style:family="paragraph">
      <style:text-properties fo:font-size="26.3999996185303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fo:color="#ffffff" fo:font-family="OpenSymbol" style:font-style-name="Regular" style:font-pitch="variable" style:font-charset="x-symbol" fo:font-size="72pt" style:font-family-asian="OpenSymbol" style:font-style-name-asian="Regular" style:font-pitch-asian="variable" style:font-charset-asian="x-symbol" style:font-size-asian="72pt" style:font-family-complex="OpenSymbol" style:font-style-name-complex="Regular" style:font-pitch-complex="variable" style:font-charset-complex="x-symbol" style:font-size-complex="72pt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style:use-window-font-color="true" fo:font-size="26pt" style:font-size-asian="26pt" style:font-size-complex="26pt"/>
    </style:style>
    <style:style style:name="T7" style:family="text">
      <style:text-properties style:use-window-font-color="true" fo:font-family="Consolas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11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>
          <draw:text-box>
            <text:p text:style-name="P1"><text:span text:style-name="T1">Creating and Using Local</text:span><text:span text:style-name="T1"><text:line-break/></text:span><text:span text:style-name="T1">Servic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y Services?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Independent Lifecycle</text:span></text:p>
                <text:list>
                  <text:list-item>
                    <text:p text:style-name="P1"><text:span text:style-name="T2">Unaffected by configuration changes (e.g., orientation)</text:span></text:p>
                  </text:list-item>
                  <text:list-item>
                    <text:p text:style-name="P1"><text:span text:style-name="T2">May keep running even if no activities are active</text:span></text:p>
                  </text:list-item>
                </text:list>
              </text:list-item>
              <text:list-item>
                <text:p><text:span text:style-name="T2">Scheduled Tasks</text:span></text:p>
                <text:list>
                  <text:list-item>
                    <text:p><text:span text:style-name="T2">Can arrange to run completely independently of activities, on scheduled basi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Services?</text:p>
          </draw:text-box>
        </draw:frame>
        <draw:frame presentation:style-name="pr6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PI for Third-Party Integration</text:span></text:p>
                <text:list>
                  <text:list-item>
                    <text:p><text:span text:style-name="T2">Allow other apps to extend you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ervice Implementatio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Creating the Service Class</text:span></text:p>
                <text:list>
                  <text:list-item>
                    <text:p text:style-name="P1"><text:span text:style-name="T2">android.app.Service</text:span></text:p>
                    <text:list>
                      <text:list-item>
                        <text:p><text:span text:style-name="T2">Standard service implementation</text:span></text:p>
                      </text:list-item>
                    </text:list>
                  </text:list-item>
                  <text:list-item>
                    <text:p><text:span text:style-name="T2">android.app.IntentService</text:span></text:p>
                    <text:list>
                      <text:list-item>
                        <text:p><text:span text:style-name="T2">Designed for command pattern</text:span></text:p>
                      </text:list-item>
                      <text:list-item>
                        <text:p><text:span text:style-name="T2">Performs work on background thread</text:span></text:p>
                      </text:list-item>
                      <text:list-item>
                        <text:p><text:span text:style-name="T2">Shuts down automatically when no more work</text:span><text:span text:style-name="T2"><text:line-break/></text:span><text:span text:style-name="T2">to b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ervice Implementation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Implement Lifecycle Methods</text:span></text:p>
                <text:list>
                  <text:list-item>
                    <text:p><text:span text:style-name="T3">onCreate()</text:span><text:span text:style-name="T2"> for initialization</text:span></text:p>
                  </text:list-item>
                  <text:list-item>
                    <text:p><text:span text:style-name="T3">onDestroy()</text:span><text:span text:style-name="T2"> for cleanup when service shuts down</text:span></text:p>
                  </text:list-item>
                  <text:list-item>
                    <text:p><text:span text:style-name="T3">onStartCommand()</text:span><text:span text:style-name="T2"> to respond to commands</text:span></text:p>
                  </text:list-item>
                  <text:list-item>
                    <text:p><text:span text:style-name="T3">onBind()</text:span><text:span text:style-name="T2"> to supply an API</text:span></text:p>
                    <text:list>
                      <text:list-item>
                        <text:p><text:span text:style-name="T2">Either for local or remote use</text:span></text:p>
                      </text:list-item>
                      <text:list-item>
                        <text:p><text:span text:style-name="T2">Required method – just return </text:span><text:span text:style-name="T3">null</text:span><text:span text:style-name="T2"> if unus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ervice Implementatio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Add Service to Manifest</text:span></text:p>
                <text:list>
                  <text:list-item>
                    <text:p text:style-name="P1"><text:span text:style-name="T2">Need to add </text:span><text:span text:style-name="T3">&lt;service&gt;</text:span><text:span text:style-name="T2"> element to </text:span><text:span text:style-name="T3">&lt;application&gt;</text:span><text:span text:style-name="T2"> in </text:span><text:span text:style-name="T3">AndroidManifest.xml</text:span></text:p>
                  </text:list-item>
                  <text:list-item>
                    <text:p text:style-name="P1"><text:span text:style-name="T2">android:name is only required attribute</text:span></text:p>
                    <text:list>
                      <text:list-item>
                        <text:p text:style-name="P1"><text:span text:style-name="T2">Works like with </text:span><text:span text:style-name="T3">&lt;activity&gt;</text:span></text:p>
                      </text:list-item>
                      <text:list-item>
                        <text:p text:style-name="P1"><text:span text:style-name="T2">Namespaced class of implementation, with optional</text:span><text:span text:style-name="T2"><text:line-break/></text:span><text:span text:style-name="T2">shorth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.54cm" svg:height="2.791cm" svg:x="24.13cm" svg:y="16.9cm">
          <draw:text-box>
            <text:p text:style-name="P1"><text:span text:style-name="T4">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tarting and Stopping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startService()</text:span></text:p>
                <text:list>
                  <text:list-item>
                    <text:p><text:span text:style-name="T2">Pass in an Intent identifying the service</text:span></text:p>
                    <text:list>
                      <text:list-item>
                        <text:p><text:span text:style-name="T3">new Intent(this, MyService.class)</text:span></text:p>
                      </text:list-item>
                    </text:list>
                  </text:list-item>
                  <text:list-item>
                    <text:p><text:span text:style-name="T2">Creates the service if it is not already running</text:span></text:p>
                  </text:list-item>
                  <text:list-item>
                    <text:p><text:span text:style-name="T2">Sends the Intent to </text:span><text:span text:style-name="T3">onStartCommand()</text:span></text:p>
                    <text:list>
                      <text:list-item>
                        <text:p><text:span text:style-name="T2">IntentService receives in </text:span><text:span text:style-name="T3">onHandleIntent()</text:span></text:p>
                      </text:list-item>
                    </text:list>
                  </text:list-item>
                  <text:list-item>
                    <text:p><text:span text:style-name="T2">Keeps the service running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tarting and Stopping</text:p>
          </draw:text-box>
        </draw:frame>
        <draw:frame presentation:style-name="pr9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Stopping a Service</text:span></text:p>
                <text:list>
                  <text:list-item>
                    <text:p><text:span text:style-name="T2">Call </text:span><text:span text:style-name="T3">stopService()</text:span><text:span text:style-name="T2"> with an Intent that identifies the service</text:span></text:p>
                  </text:list-item>
                  <text:list-item>
                    <text:p><text:span text:style-name="T2">Service calls </text:span><text:span text:style-name="T3">stopSelf()</text:span></text:p>
                    <text:list>
                      <text:list-item>
                        <text:p><text:span text:style-name="T2">Used by IntentService</text:span></text:p>
                      </text:list-item>
                    </text:list>
                  </text:list-item>
                  <text:list-item>
                    <text:p><text:span text:style-name="T2">User kills (task manager, Manage Services, etc.)</text:span></text:p>
                  </text:list-item>
                  <text:list-item>
                    <text:p><text:span text:style-name="T2">Android kills</text:span></text:p>
                    <text:list>
                      <text:list-item>
                        <text:p><text:span text:style-name="T2">More aggressive nowadays due to shoddy app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he Command Patter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onStartCommand()</text:span></text:p>
                <text:list>
                  <text:list-item>
                    <text:p><text:span text:style-name="T2">Do whatever work is needed</text:span></text:p>
                  </text:list-item>
                  <text:list-item>
                    <text:p><text:span text:style-name="T2">Called on main application thread!</text:span></text:p>
                  </text:list-item>
                  <text:list-item>
                    <text:p><text:span text:style-name="T2">Return value to indicate what should happen if service gets killed</text:span></text:p>
                    <text:list>
                      <text:list-item>
                        <text:p><text:span text:style-name="T3">START_STICKY</text:span></text:p>
                      </text:list-item>
                      <text:list-item>
                        <text:p><text:span text:style-name="T3">START_REDELIVER_INTENT</text:span></text:p>
                      </text:list-item>
                      <text:list-item>
                        <text:p><text:span text:style-name="T3">START_NOT_STICK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cenario #1: Music Player</text:p>
          </draw:text-box>
        </draw:frame>
        <draw:frame presentation:style-name="pr11" draw:text-style-name="P5" draw:layer="layout" svg:width="25.199cm" svg:height="14.085cm" svg:x="1.4cm" svg:y="4.914cm" presentation:class="outline">
          <draw:text-box>
            <text:list text:style-name="L2">
              <text:list-item>
                <text:p><text:span text:style-name="T2">User clicks “Play” to start music</text:span></text:p>
              </text:list-item>
              <text:list-item>
                <text:p><text:span text:style-name="T2">User wants music to keep playing even if they exit the activity</text:span></text:p>
              </text:list-item>
              <text:list-item>
                <text:p><text:span text:style-name="T2">User wants to stop music later via “Stop” button</text:span></text:p>
              </text:list-item>
              <text:list-item>
                <text:p><text:span text:style-name="T2">Solution: Ordinary Service</text:span></text:p>
                <text:list>
                  <text:list-item>
                    <text:p><text:span text:style-name="T2">Call </text:span><text:span text:style-name="T3">startService()</text:span><text:span text:style-name="T2"> on play,</text:span><text:span text:style-name="T2"><text:line-break/></text:span><text:span text:style-name="T3">stopService()</text:span><text:span text:style-name="T2"> on sto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>
          <draw:text-box>
            <text:p text:style-name="P1">The Binding Pattern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all </text:span><text:span text:style-name="T3">bindService()</text:span></text:p>
                <text:list>
                  <text:list-item>
                    <text:p><text:span text:style-name="T2">Supply an Intent to identify the service</text:span></text:p>
                  </text:list-item>
                  <text:list-item>
                    <text:p><text:span text:style-name="T2">Supply a ServiceConnection object</text:span></text:p>
                  </text:list-item>
                  <text:list-item>
                    <text:p><text:span text:style-name="T2">Typical flag: </text:span><text:span text:style-name="T3">FLAG_AUTO_CREATE</text:span></text:p>
                    <text:list>
                      <text:list-item>
                        <text:p><text:span text:style-name="T2">Creates service if not already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The Binding Pattern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Implement </text:span><text:span text:style-name="T3">onBind()</text:span><text:span text:style-name="T2"> in the Service</text:span></text:p>
                <text:list>
                  <text:list-item>
                    <text:p><text:span text:style-name="T2">Create custom subclass of Binder</text:span></text:p>
                  </text:list-item>
                  <text:list-item>
                    <text:p><text:span text:style-name="T2">Implement public API on that Binder</text:span></text:p>
                  </text:list-item>
                  <text:list-item>
                    <text:p><text:span text:style-name="T2">Return instance of that Binder from </text:span><text:span text:style-name="T3">onBind()</text:span></text:p>
                  </text:list-item>
                  <text:list-item>
                    <text:p><text:span text:style-name="T3">onBind()</text:span><text:span text:style-name="T2"> receives Intent from </text:span><text:span text:style-name="T3">bindService()</text:span></text:p>
                    <text:list>
                      <text:list-item>
                        <text:p><text:span text:style-name="T2">Use to select right Binder if multiple API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Call </text:span><text:span text:style-name="T3">unbindService()</text:span></text:p>
                <text:list>
                  <text:list-item>
                    <text:p><text:span text:style-name="T2">When no longer need the service</text:span></text:p>
                  </text:list-item>
                  <text:list-item>
                    <text:p><text:span text:style-name="T2">Service will shut down if no other bound connections and no </text:span><text:span text:style-name="T3">startService()</text:span><text:span text:style-name="T2"> cal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mplement the ServiceConnection object</text:span></text:p>
                <text:list>
                  <text:list-item>
                    <text:p><text:span text:style-name="T3">onServiceConnected()</text:span><text:span text:style-name="T2"> called when binding complete</text:span></text:p>
                    <text:list>
                      <text:list-item>
                        <text:p><text:span text:style-name="T2">Supplied the Binder from onBind() ...for local services</text:span></text:p>
                      </text:list-item>
                      <text:list-item>
                        <text:p><text:span text:style-name="T2">Cast and save the Binder for us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Sequence of Events</text:span></text:p>
                <text:list>
                  <text:list-item>
                    <text:p><text:span text:style-name="T6">Client calls </text:span><text:span text:style-name="T7">bindService()</text:span></text:p>
                  </text:list-item>
                  <text:list-item>
                    <text:p><text:span text:style-name="T6">Service is called with </text:span><text:span text:style-name="T7">onCreate()</text:span><text:span text:style-name="T6"> if needed, then </text:span><text:span text:style-name="T7">onBind()</text:span></text:p>
                  </text:list-item>
                  <text:list-item>
                    <text:p><text:span text:style-name="T6">ServiceConnection is called with </text:span><text:span text:style-name="T7">onServiceConnected()</text:span></text:p>
                  </text:list-item>
                  <text:list-item>
                    <text:p><text:span text:style-name="T6">… </text:span><text:span text:style-name="T6">time passes …</text:span></text:p>
                  </text:list-item>
                  <text:list-item>
                    <text:p><text:span text:style-name="T6">Client calls </text:span><text:span text:style-name="T7">unbindService()</text:span></text:p>
                  </text:list-item>
                  <text:list-item>
                    <text:p><text:span text:style-name="T6">Service may be called with </text:span><text:span text:style-name="T7">onDestro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 Binding Pattern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onfiguration Changes and Binding</text:span></text:p>
                <text:list>
                  <text:list-item>
                    <text:p><text:span text:style-name="T2">Binding is twitchy</text:span></text:p>
                    <text:list>
                      <text:list-item>
                        <text:p><text:span text:style-name="T2">Cannot unbind in old activity, as service will be destroyed before can re-bind in new activity</text:span></text:p>
                      </text:list-item>
                    </text:list>
                  </text:list-item>
                  <text:list-item>
                    <text:p><text:span text:style-name="T2">Binding is state</text:span></text:p>
                    <text:list>
                      <text:list-item>
                        <text:p><text:span text:style-name="T2">ServiceConnection knows the Context that created it</text:span></text:p>
                      </text:list-item>
                      <text:list-item>
                        <text:p><text:span text:style-name="T2">Must pass this to unbind</text:span></text:p>
                      </text:list-item>
                      <text:list-item>
                        <text:p><text:span text:style-name="T2">Issues with garbage collection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droid" presentation:presentation-page-layout-name="AL2T1" xml:id="id17" draw:id="id17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cenario #2: Web Service Bridg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onvert Internet service to local one</text:span></text:p>
                <text:list>
                  <text:list-item>
                    <text:p><text:span text:style-name="T2">REST Web service to local API</text:span></text:p>
                  </text:list-item>
                  <text:list-item>
                    <text:p><text:span text:style-name="T2">Might involve caching of connections, cookies, downloaded data</text:span></text:p>
                  </text:list-item>
                </text:list>
              </text:list-item>
              <text:list-item>
                <text:p><text:span text:style-name="T2">Solution: Service with </text:span><text:span text:style-name="T3">bindService()</text:span></text:p>
                <text:list>
                  <text:list-item>
                    <text:p><text:span text:style-name="T2">Binder exposes local equivalent of remote AP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droid" presentation:presentation-page-layout-name="AL2T1" xml:id="id18" draw:id="id18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llback/Listener Pattern</text:span></text:p>
                <text:list>
                  <text:list-item>
                    <text:p><text:span text:style-name="T2">Define an interface</text:span></text:p>
                  </text:list-item>
                  <text:list-item>
                    <text:p><text:span text:style-name="T2">Service accepts instances of interface via Binder</text:span></text:p>
                    <text:list>
                      <text:list-item>
                        <text:p><text:span text:style-name="T2">Per-connection (e.g., </text:span><text:span text:style-name="T3">addEventListener()</text:span><text:span text:style-name="T2">)</text:span></text:p>
                      </text:list-item>
                      <text:list-item>
                        <text:p><text:span text:style-name="T2">Per-operation</text:span></text:p>
                      </text:list-item>
                    </text:list>
                  </text:list-item>
                  <text:list-item>
                    <text:p><text:span text:style-name="T2">Client implements interface</text:span></text:p>
                  </text:list-item>
                  <text:list-item>
                    <text:p><text:span text:style-name="T2">Client supplies interface instance(s) as needed</text:span></text:p>
                  </text:list-item>
                  <text:list-item>
                    <text:p><text:span text:style-name="T2">Client uses results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ndroid" presentation:presentation-page-layout-name="AL2T1" xml:id="id19" draw:id="id19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Callback/Listener Pattern Limitations</text:span></text:p>
                <text:list>
                  <text:list-item>
                    <text:p><text:span text:style-name="T2">Requires binding pattern</text:span></text:p>
                  </text:list-item>
                  <text:list-item>
                    <text:p><text:span text:style-name="T2">May cause garbage collection problems</text:span></text:p>
                    <text:list>
                      <text:list-item>
                        <text:p><text:span text:style-name="T2">Service may need to hold WeakReference to listener to handle activities failing to unregister listener</text:span></text:p>
                      </text:list-item>
                      <text:list-item>
                        <text:p><text:span text:style-name="T2">More of a problem with per-connection than</text:span><text:span text:style-name="T2"><text:line-break/></text:span><text:span text:style-name="T2">per-operation listeners</text:span></text:p>
                      </text:list-item>
                      <text:list-item>
                        <text:p><text:span text:style-name="T2">Watch your configuration changes causing destroy/recreate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ndroid" presentation:presentation-page-layout-name="AL2T1" xml:id="id20" draw:id="id2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Broadcast Intents</text:span></text:p>
                <text:list>
                  <text:list-item>
                    <text:p><text:span text:style-name="T2">Service creates Intent, calls </text:span><text:span text:style-name="T3">sendBroadcast()</text:span></text:p>
                  </text:list-item>
                  <text:list-item>
                    <text:p><text:span text:style-name="T2">BroadcastReceiver can listen for that Intent</text:span></text:p>
                    <text:list>
                      <text:list-item>
                        <text:p><text:span text:style-name="T2">Registered by client (e.g., activity) via </text:span><text:span text:style-name="T3">registerReceiver()</text:span></text:p>
                      </text:list-item>
                      <text:list-item>
                        <text:p><text:span text:style-name="T2">Registered in manifest</text:span></text:p>
                      </text:list-item>
                      <text:list-item>
                        <text:p><text:span text:style-name="T2">Uses IntentFilter to identify Intent to monitor</text:span></text:p>
                      </text:list-item>
                    </text:list>
                  </text:list-item>
                  <text:list-item>
                    <text:p><text:span text:style-name="T2">BroadcastReceiver can respond as need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ndroid" presentation:presentation-page-layout-name="AL2T1" xml:id="id21" draw:id="id2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Broadcast Intent Limitation: Truly Broadcast</text:span></text:p>
                <text:list>
                  <text:list-item>
                    <text:p><text:span text:style-name="T2">Any app can listen for them!</text:span></text:p>
                  </text:list-item>
                  <text:list-item>
                    <text:p><text:span text:style-name="T2">Can use </text:span><text:span text:style-name="T3">setPackage()</text:span><text:span text:style-name="T2"> to “narrowcast”, but only in 2.2+</text:span></text:p>
                  </text:list-item>
                  <text:list-item>
                    <text:p><text:span text:style-name="T2">This may be a feature, not a bug, if you truly want to broadcast everywhere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ndroid" presentation:presentation-page-layout-name="AL2T1" xml:id="id22" draw:id="id2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endingIntent</text:span></text:p>
                <text:list>
                  <text:list-item>
                    <text:p><text:span text:style-name="T2">Client creates PendingIntent</text:span></text:p>
                    <text:list>
                      <text:list-item>
                        <text:p><text:span text:style-name="T2">Wrapper around an Intent, stating operation to perform on that Intent</text:span></text:p>
                      </text:list-item>
                      <text:list-item>
                        <text:p><text:span text:style-name="T2">Activity can use </text:span><text:span text:style-name="T3">createPendingResult()</text:span><text:span text:style-name="T2"> to create one that routes control to </text:span><text:span text:style-name="T3">onActivityResult()</text:span></text:p>
                      </text:list-item>
                    </text:list>
                  </text:list-item>
                  <text:list-item>
                    <text:p><text:span text:style-name="T2">Client puts PendingIntent in Intent extra</text:span></text:p>
                  </text:list-item>
                  <text:list-item>
                    <text:p><text:span text:style-name="T2">Service sends PendingIntent as need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ndroid" presentation:presentation-page-layout-name="AL2T1" xml:id="id23" draw:id="id2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PendingIntent Limitation: Coarse-Grained</text:span></text:p>
                <text:list>
                  <text:list-item>
                    <text:p><text:span text:style-name="T2">Starts an activity</text:span></text:p>
                  </text:list-item>
                  <text:list-item>
                    <text:p><text:span text:style-name="T2">Calls </text:span><text:span text:style-name="T3">startService()</text:span></text:p>
                  </text:list-item>
                  <text:list-item>
                    <text:p><text:span text:style-name="T2">Sends a broadcast Intent</text:span></text:p>
                  </text:list-item>
                  <text:list-item>
                    <text:p><text:span text:style-name="T2">Invokes </text:span><text:span text:style-name="T3">onActivityResult()</text:span><text:span text:style-name="T2"> (activities only!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ndroid" presentation:presentation-page-layout-name="AL2T1" xml:id="id24" draw:id="id2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Messenger</text:span></text:p>
                <text:list>
                  <text:list-item>
                    <text:p><text:span text:style-name="T2">Client creates Messenger object tied to its Handler</text:span></text:p>
                  </text:list-item>
                  <text:list-item>
                    <text:p><text:span text:style-name="T2">Client puts Messenger in Intent extra</text:span></text:p>
                  </text:list-item>
                  <text:list-item>
                    <text:p><text:span text:style-name="T2">Service sends messages via Messenger as need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ndroid" presentation:presentation-page-layout-name="AL2T1" xml:id="id25" draw:id="id25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unicating From the Service</text:p>
          </draw:text-box>
        </draw:frame>
        <draw:frame presentation:style-name="pr11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Messenger</text:span></text:p>
                <text:list>
                  <text:list-item>
                    <text:p><text:span text:style-name="T2">Limitation: requires a Handler</text:span></text:p>
                    <text:list>
                      <text:list-item>
                        <text:p><text:span text:style-name="T2">May need to use HandlerThread if specifically</text:span><text:span text:style-name="T2"><text:line-break/></text:span><text:span text:style-name="T2">want a background thread to get these</text:span><text:span text:style-name="T2"><text:line-break/></text:span><text:span text:style-name="T2">messages instead of main application thre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ndroid" presentation:presentation-page-layout-name="AL2T1" xml:id="id26" draw:id="id26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cenario #3: Downloader</text:p>
          </draw:text-box>
        </draw:frame>
        <draw:frame presentation:style-name="pr11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You want to download a file from the Internet</text:span></text:p>
              </text:list-item>
              <text:list-item>
                <text:p><text:span text:style-name="T2">You want the file to download even if the activity goes away</text:span></text:p>
                <text:list>
                  <text:list-item>
                    <text:p><text:span text:style-name="T2">But if the activity is still around, let it know when the download completes</text:span></text:p>
                  </text:list-item>
                </text:list>
              </text:list-item>
              <text:list-item>
                <text:p><text:span text:style-name="T2">Solution: IntentService and Messenger</text:span>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9-14T21:08:13</dc:date>
    <meta:printed-by>Mark Murphy</meta:printed-by>
    <meta:print-date>2011-09-14T21:07:55</meta:print-date>
    <dc:language>en-US</dc:language>
    <meta:editing-cycles>56</meta:editing-cycles>
    <meta:editing-duration>PT3H37M42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